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4.6992in"/>
    </style:style>
    <style:style style:name="co14" style:family="table-column">
      <style:table-column-properties fo:break-before="auto" style:column-width="5.7035in"/>
    </style:style>
    <style:style style:name="co15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3" table:default-cell-style-name="ce1"/>
        <table:table-column table:style-name="co6" table:default-cell-style-name="ce1"/>
        <table:table-column table:style-name="co13" table:default-cell-style-name="ce5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2" table:number-columns-repeated="999" table:default-cell-style-name="ce1"/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 f</text:p>
          </table:table-cell>
          <table:table-cell office:value-type="string" calcext:value-type="string">
            <text:p>mod f</text:p>
          </table:table-cell>
          <table:table-cell office:value-type="string" calcext:value-type="string">
            <text:p>def f</text:p>
          </table:table-cell>
          <table:table-cell office:value-type="string" calcext:value-type="string">
            <text:p>undef 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9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9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6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6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9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9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9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9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9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10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 table:number-columns-repeated="4"/>
          <table:table-cell office:value-type="string" calcext:value-type="string">
            <text:p>UD2</text:p>
          </table:table-cell>
          <table:table-cell table:number-columns-repeated="11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2"/>
          <table:table-cell office:value-type="string" calcext:value-type="string">
            <text:p>po,so,modrm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2"/>
          <table:table-cell office:value-type="string" calcext:value-type="string">
            <text:p>po,so,modrm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4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4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4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4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4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4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po,so,modrm</text:p>
          </table:table-cell>
          <table:table-cell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F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table:number-columns-repeated="2" office:value-type="string" calcext:value-type="string">
            <text:p>ES</text:p>
          </table:table-cell>
          <table:table-cell table:number-columns-repeated="10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5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5"/>
          <table:table-cell table:number-columns-repeated="2" office:value-type="string" calcext:value-type="string">
            <text:p>CS</text:p>
          </table:table-cell>
          <table:table-cell table:number-columns-repeated="10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5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5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number-columns-repeated="2" office:value-type="string" calcext:value-type="string">
            <text:p>SS</text:p>
          </table:table-cell>
          <table:table-cell table:number-columns-repeated="10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5"/>
          <table:table-cell table:number-columns-repeated="2"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5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7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7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number-columns-repeated="2"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table:number-columns-repeated="2" office:value-type="string" calcext:value-type="string">
            <text:p>GS</text:p>
          </table:table-cell>
          <table:table-cell table:number-columns-repeated="10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JC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office:value-type="string" calcext:value-type="string">
            <text:p>JNC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office:value-type="string" calcext:value-type="string">
            <text:p>JZ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JNZ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office:value-type="string" calcext:value-type="string">
            <text:p>JBE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5"/>
          <table:table-cell office:value-type="string" calcext:value-type="string">
            <text:p>JP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5"/>
          <table:table-cell office:value-type="string" calcext:value-type="string">
            <text:p>JNP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5"/>
          <table:table-cell office:value-type="string" calcext:value-type="string">
            <text:p>JL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D</text:p>
          </table:table-cell>
          <table:table-cell table:number-columns-repeated="5"/>
          <table:table-cell office:value-type="string" calcext:value-type="string">
            <text:p>JNL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E</text:p>
          </table:table-cell>
          <table:table-cell table:number-columns-repeated="5"/>
          <table:table-cell office:value-type="string" calcext:value-type="string">
            <text:p>JLE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F</text:p>
          </table:table-cell>
          <table:table-cell table:number-columns-repeated="5"/>
          <table:table-cell office:value-type="string" calcext:value-type="string">
            <text:p>JG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so,modrm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9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9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5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10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5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10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E</text:p>
          </table:table-cell>
          <table:table-cell table:number-columns-repeated="5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6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F</text:p>
          </table:table-cell>
          <table:table-cell table:number-columns-repeated="5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5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5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5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5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5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5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5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5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p2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2"/>
          <table:table-cell office:value-type="string" calcext:value-type="string">
            <text:p>po,op2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5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RETN</text:p>
          </table:table-cell>
          <table:table-cell table:number-columns-repeated="11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5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10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1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eFlags</text:p>
          </table:table-cell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table:number-columns-repeated="5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4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5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4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5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5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9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5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5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5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5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9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B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F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5"/>
          <table:table-cell office:value-type="string" calcext:value-type="string">
            <text:p>LOCK</text:p>
          </table:table-cell>
          <table:table-cell table:number-columns-repeated="11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1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5"/>
          <table:table-cell office:value-type="string" calcext:value-type="string">
            <text:p>CMC</text:p>
          </table:table-cell>
          <table:table-cell table:number-columns-repeated="6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10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6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6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5"/>
          <table:table-cell office:value-type="string" calcext:value-type="string">
            <text:p>CLC</text:p>
          </table:table-cell>
          <table:table-cell table:number-columns-repeated="7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5"/>
          <table:table-cell office:value-type="string" calcext:value-type="string">
            <text:p>STC</text:p>
          </table:table-cell>
          <table:table-cell table:number-columns-repeated="7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7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7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5"/>
          <table:table-cell office:value-type="string" calcext:value-type="string">
            <text:p>CLD</text:p>
          </table:table-cell>
          <table:table-cell table:number-columns-repeated="7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5"/>
          <table:table-cell office:value-type="string" calcext:value-type="string">
            <text:p>STD</text:p>
          </table:table-cell>
          <table:table-cell table:number-columns-repeated="7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18"/>
          <table:table-cell table:style-name="ce6"/>
          <table:table-cell table:style-name="Default" table:number-columns-repeated="1002"/>
        </table:table-row>
        <table:table-row table:style-name="ro1" table:number-rows-repeated="104822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55:03.687999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3T12:59:23.262226209</dc:date>
    <meta:editing-duration>PT9H19M1S</meta:editing-duration>
    <meta:editing-cycles>80</meta:editing-cycles>
    <meta:document-statistic meta:table-count="1" meta:cell-count="2728" meta:object-count="0"/>
  </office:meta>
</office:document-meta>
</file>